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Joint 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 +</text:p>
          </table:table-cell>
          <table:table-cell office:value-type="string">
            <text:p>STD +</text:p>
          </table:table-cell>
          <table:table-cell office:value-type="string">
            <text:p>MEan -</text:p>
          </table:table-cell>
          <table:table-cell office:value-type="string">
            <text:p>STD -</text:p>
          </table:table-cell>
        </table:table-row>
        <table:table-row table:style-name="ro1">
          <table:table-cell office:value-type="float" office:value="-0.00063592">
            <text:p>-0.00063592</text:p>
          </table:table-cell>
          <table:table-cell table:style-name="ce1" office:value-type="float" office:value="0.000006059">
            <text:p>6.06E-006</text:p>
          </table:table-cell>
          <table:table-cell office:value-type="float" office:value="-0.00155">
            <text:p>-0.00155</text:p>
          </table:table-cell>
          <table:table-cell table:style-name="ce1" office:value-type="float" office:value="0.0000040023">
            <text:p>4.00E-006</text:p>
          </table:table-cell>
        </table:table-row>
        <table:table-row table:style-name="ro1">
          <table:table-cell office:value-type="float" office:value="-0.0006355">
            <text:p>-0.0006355</text:p>
          </table:table-cell>
          <table:table-cell table:style-name="ce1" office:value-type="float" office:value="0.0000052979">
            <text:p>5.30E-006</text:p>
          </table:table-cell>
          <table:table-cell office:value-type="float" office:value="-0.0016396">
            <text:p>-0.0016396</text:p>
          </table:table-cell>
          <table:table-cell table:style-name="ce1" office:value-type="float" office:value="0.0000056713">
            <text:p>5.67E-006</text:p>
          </table:table-cell>
        </table:table-row>
        <table:table-row table:style-name="ro1">
          <table:table-cell office:value-type="float" office:value="-0.00064361">
            <text:p>-0.00064361</text:p>
          </table:table-cell>
          <table:table-cell table:style-name="ce1" office:value-type="float" office:value="0.0000055124">
            <text:p>5.51E-006</text:p>
          </table:table-cell>
          <table:table-cell office:value-type="float" office:value="-0.0016629">
            <text:p>-0.0016629</text:p>
          </table:table-cell>
          <table:table-cell table:style-name="ce1" office:value-type="float" office:value="0.0000057958">
            <text:p>5.80E-006</text:p>
          </table:table-cell>
        </table:table-row>
        <table:table-row table:style-name="ro1">
          <table:table-cell office:value-type="float" office:value="-0.00065157">
            <text:p>-0.00065157</text:p>
          </table:table-cell>
          <table:table-cell table:style-name="ce1" office:value-type="float" office:value="0.0000053386">
            <text:p>5.34E-006</text:p>
          </table:table-cell>
          <table:table-cell office:value-type="float" office:value="-0.0016826">
            <text:p>-0.0016826</text:p>
          </table:table-cell>
          <table:table-cell table:style-name="ce1" office:value-type="float" office:value="0.0000066456">
            <text:p>6.65E-006</text:p>
          </table:table-cell>
        </table:table-row>
        <table:table-row table:style-name="ro1">
          <table:table-cell office:value-type="float" office:value="-0.00064114">
            <text:p>-0.00064114</text:p>
          </table:table-cell>
          <table:table-cell table:style-name="ce1" office:value-type="float" office:value="0.000006525">
            <text:p>6.53E-006</text:p>
          </table:table-cell>
          <table:table-cell office:value-type="float" office:value="-0.0017029">
            <text:p>-0.0017029</text:p>
          </table:table-cell>
          <table:table-cell table:style-name="ce1" office:value-type="float" office:value="0.0000054331">
            <text:p>5.43E-006</text:p>
          </table:table-cell>
        </table:table-row>
        <table:table-row table:style-name="ro1">
          <table:table-cell office:value-type="float" office:value="-0.00063529">
            <text:p>-0.00063529</text:p>
          </table:table-cell>
          <table:table-cell table:style-name="ce1" office:value-type="float" office:value="0.0000037552">
            <text:p>3.76E-006</text:p>
          </table:table-cell>
          <table:table-cell office:value-type="float" office:value="-0.0016983">
            <text:p>-0.0016983</text:p>
          </table:table-cell>
          <table:table-cell table:style-name="ce1" office:value-type="float" office:value="0.000006916">
            <text:p>6.92E-006</text:p>
          </table:table-cell>
        </table:table-row>
        <table:table-row table:style-name="ro1">
          <table:table-cell office:value-type="float" office:value="-0.00065246">
            <text:p>-0.00065246</text:p>
          </table:table-cell>
          <table:table-cell table:style-name="ce1" office:value-type="float" office:value="0.000012719">
            <text:p>1.27E-005</text:p>
          </table:table-cell>
          <table:table-cell office:value-type="float" office:value="-0.0017206">
            <text:p>-0.0017206</text:p>
          </table:table-cell>
          <table:table-cell table:style-name="ce1" office:value-type="float" office:value="0.0000058083">
            <text:p>5.81E-006</text:p>
          </table:table-cell>
        </table:table-row>
        <table:table-row table:style-name="ro1">
          <table:table-cell office:value-type="float" office:value="-0.00064348">
            <text:p>-0.00064348</text:p>
          </table:table-cell>
          <table:table-cell table:style-name="ce1" office:value-type="float" office:value="0.0000065109">
            <text:p>6.51E-006</text:p>
          </table:table-cell>
          <table:table-cell office:value-type="float" office:value="-0.0017177">
            <text:p>-0.0017177</text:p>
          </table:table-cell>
          <table:table-cell table:style-name="ce1" office:value-type="float" office:value="0.0000066024">
            <text:p>6.60E-006</text:p>
          </table:table-cell>
        </table:table-row>
        <table:table-row table:style-name="ro1">
          <table:table-cell office:value-type="float" office:value="-0.000645">
            <text:p>-0.000645</text:p>
          </table:table-cell>
          <table:table-cell table:style-name="ce1" office:value-type="float" office:value="0.0000071542">
            <text:p>7.15E-006</text:p>
          </table:table-cell>
          <table:table-cell office:value-type="float" office:value="-0.0017105">
            <text:p>-0.0017105</text:p>
          </table:table-cell>
          <table:table-cell table:style-name="ce1" office:value-type="float" office:value="0.0000072949">
            <text:p>7.29E-006</text:p>
          </table:table-cell>
        </table:table-row>
        <table:table-row table:style-name="ro1">
          <table:table-cell office:value-type="float" office:value="-0.00063989">
            <text:p>-0.00063989</text:p>
          </table:table-cell>
          <table:table-cell table:style-name="ce1" office:value-type="float" office:value="0.0000090983">
            <text:p>9.10E-006</text:p>
          </table:table-cell>
          <table:table-cell office:value-type="float" office:value="-0.0017227">
            <text:p>-0.0017227</text:p>
          </table:table-cell>
          <table:table-cell table:style-name="ce1" office:value-type="float" office:value="0.000010202">
            <text:p>1.02E-0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A2] - [.C2]" office:value-type="float" office:value="0.00091408">
            <text:p>0.00091408</text:p>
          </table:table-cell>
          <table:table-cell table:number-columns-repeated="3"/>
        </table:table-row>
        <table:table-row table:style-name="ro1">
          <table:table-cell table:formula="of:=[.A3] - [.C3]" office:value-type="float" office:value="0.0010041">
            <text:p>0.0010041</text:p>
          </table:table-cell>
          <table:table-cell table:number-columns-repeated="3"/>
        </table:table-row>
        <table:table-row table:style-name="ro1">
          <table:table-cell table:formula="of:=[.A4] - [.C4]" office:value-type="float" office:value="0.00101929">
            <text:p>0.00101929</text:p>
          </table:table-cell>
          <table:table-cell table:number-columns-repeated="3"/>
        </table:table-row>
        <table:table-row table:style-name="ro1">
          <table:table-cell table:formula="of:=[.A5] - [.C5]" office:value-type="float" office:value="0.00103103">
            <text:p>0.00103103</text:p>
          </table:table-cell>
          <table:table-cell table:number-columns-repeated="3"/>
        </table:table-row>
        <table:table-row table:style-name="ro1">
          <table:table-cell table:formula="of:=[.A6] - [.C6]" office:value-type="float" office:value="0.00106176">
            <text:p>0.00106176</text:p>
          </table:table-cell>
          <table:table-cell table:number-columns-repeated="3"/>
        </table:table-row>
        <table:table-row table:style-name="ro1">
          <table:table-cell table:formula="of:=[.A7] - [.C7]" office:value-type="float" office:value="0.00106301">
            <text:p>0.00106301</text:p>
          </table:table-cell>
          <table:table-cell table:number-columns-repeated="3"/>
        </table:table-row>
        <table:table-row table:style-name="ro1">
          <table:table-cell table:formula="of:=[.A8] - [.C8]" office:value-type="float" office:value="0.00106814">
            <text:p>0.00106814</text:p>
          </table:table-cell>
          <table:table-cell table:number-columns-repeated="3"/>
        </table:table-row>
        <table:table-row table:style-name="ro1">
          <table:table-cell table:formula="of:=[.A9] - [.C9]" office:value-type="float" office:value="0.00107422">
            <text:p>0.00107422</text:p>
          </table:table-cell>
          <table:table-cell table:number-columns-repeated="3"/>
        </table:table-row>
        <table:table-row table:style-name="ro1">
          <table:table-cell table:formula="of:=[.A10] - [.C10]" office:value-type="float" office:value="0.0010655">
            <text:p>0.0010655</text:p>
          </table:table-cell>
          <table:table-cell table:number-columns-repeated="3"/>
        </table:table-row>
        <table:table-row table:style-name="ro1">
          <table:table-cell table:formula="of:=[.A11] - [.C11]" office:value-type="float" office:value="0.00108281">
            <text:p>0.0010828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formula="of:=ABS(AVERAGE([.A14:.A23]) * (180 / 3.14159)) / 2" office:value-type="float" office:value="0.0297478219627641">
            <text:p>0.029747822</text:p>
          </table:table-cell>
          <table:table-cell table:number-columns-repeated="3"/>
        </table:table-row>
      </table:table>
      <table:table table:name="Joint 2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MEan +</text:p>
          </table:table-cell>
          <table:table-cell office:value-type="string">
            <text:p>STD +</text:p>
          </table:table-cell>
          <table:table-cell office:value-type="string">
            <text:p>MEan -</text:p>
          </table:table-cell>
          <table:table-cell office:value-type="string">
            <text:p>STD -</text:p>
          </table:table-cell>
        </table:table-row>
        <table:table-row table:style-name="ro1">
          <table:table-cell office:value-type="float" office:value="0.0021912">
            <text:p>0.0021912</text:p>
          </table:table-cell>
          <table:table-cell table:style-name="ce1" office:value-type="float" office:value="0.000022276">
            <text:p>2.23E-005</text:p>
          </table:table-cell>
          <table:table-cell office:value-type="float" office:value="-0.00011399">
            <text:p>-0.00011399</text:p>
          </table:table-cell>
          <table:table-cell table:style-name="ce1" office:value-type="float" office:value="0.000016211">
            <text:p>1.62E-005</text:p>
          </table:table-cell>
        </table:table-row>
        <table:table-row table:style-name="ro1">
          <table:table-cell office:value-type="float" office:value="0.0022007">
            <text:p>0.0022007</text:p>
          </table:table-cell>
          <table:table-cell table:style-name="ce1" office:value-type="float" office:value="0.000014224">
            <text:p>1.42E-005</text:p>
          </table:table-cell>
          <table:table-cell office:value-type="float" office:value="-0.00027879">
            <text:p>-0.00027879</text:p>
          </table:table-cell>
          <table:table-cell table:style-name="ce1" office:value-type="float" office:value="0.000023427">
            <text:p>2.34E-005</text:p>
          </table:table-cell>
        </table:table-row>
        <table:table-row table:style-name="ro1">
          <table:table-cell office:value-type="float" office:value="0.0022747">
            <text:p>0.0022747</text:p>
          </table:table-cell>
          <table:table-cell table:style-name="ce1" office:value-type="float" office:value="0.000015769">
            <text:p>1.58E-005</text:p>
          </table:table-cell>
          <table:table-cell office:value-type="float" office:value="-0.00032992">
            <text:p>-0.00032992</text:p>
          </table:table-cell>
          <table:table-cell table:style-name="ce1" office:value-type="float" office:value="0.000016972">
            <text:p>1.70E-005</text:p>
          </table:table-cell>
        </table:table-row>
        <table:table-row table:style-name="ro1">
          <table:table-cell office:value-type="float" office:value="0.0022679">
            <text:p>0.0022679</text:p>
          </table:table-cell>
          <table:table-cell table:style-name="ce1" office:value-type="float" office:value="0.000015212">
            <text:p>1.52E-005</text:p>
          </table:table-cell>
          <table:table-cell office:value-type="float" office:value="-0.00040398">
            <text:p>-0.00040398</text:p>
          </table:table-cell>
          <table:table-cell table:style-name="ce1" office:value-type="float" office:value="0.000022727">
            <text:p>2.27E-005</text:p>
          </table:table-cell>
        </table:table-row>
        <table:table-row table:style-name="ro1">
          <table:table-cell office:value-type="float" office:value="0.0022862">
            <text:p>0.0022862</text:p>
          </table:table-cell>
          <table:table-cell table:style-name="ce1" office:value-type="float" office:value="0.000014039">
            <text:p>1.40E-005</text:p>
          </table:table-cell>
          <table:table-cell office:value-type="float" office:value="-0.00046872">
            <text:p>-0.00046872</text:p>
          </table:table-cell>
          <table:table-cell table:style-name="ce1" office:value-type="float" office:value="0.000034028">
            <text:p>3.40E-005</text:p>
          </table:table-cell>
        </table:table-row>
        <table:table-row table:style-name="ro1">
          <table:table-cell office:value-type="float" office:value="0.002292">
            <text:p>0.002292</text:p>
          </table:table-cell>
          <table:table-cell table:style-name="ce1" office:value-type="float" office:value="0.000013897">
            <text:p>1.39E-005</text:p>
          </table:table-cell>
          <table:table-cell office:value-type="float" office:value="-0.00042931">
            <text:p>-0.00042931</text:p>
          </table:table-cell>
          <table:table-cell table:style-name="ce1" office:value-type="float" office:value="0.000049773">
            <text:p>4.98E-005</text:p>
          </table:table-cell>
        </table:table-row>
        <table:table-row table:style-name="ro1">
          <table:table-cell office:value-type="float" office:value="0.0023005">
            <text:p>0.0023005</text:p>
          </table:table-cell>
          <table:table-cell table:style-name="ce1" office:value-type="float" office:value="0.000013573">
            <text:p>1.36E-005</text:p>
          </table:table-cell>
          <table:table-cell office:value-type="float" office:value="-0.00045556">
            <text:p>-0.00045556</text:p>
          </table:table-cell>
          <table:table-cell table:style-name="ce1" office:value-type="float" office:value="0.000048701">
            <text:p>4.87E-005</text:p>
          </table:table-cell>
        </table:table-row>
        <table:table-row table:style-name="ro1">
          <table:table-cell office:value-type="float" office:value="0.0023024">
            <text:p>0.0023024</text:p>
          </table:table-cell>
          <table:table-cell table:style-name="ce1" office:value-type="float" office:value="0.000015116">
            <text:p>1.51E-005</text:p>
          </table:table-cell>
          <table:table-cell office:value-type="float" office:value="-0.00052592">
            <text:p>-0.00052592</text:p>
          </table:table-cell>
          <table:table-cell table:style-name="ce1" office:value-type="float" office:value="0.00002901">
            <text:p>2.90E-005</text:p>
          </table:table-cell>
        </table:table-row>
        <table:table-row table:style-name="ro1">
          <table:table-cell office:value-type="float" office:value="0.0023267">
            <text:p>0.0023267</text:p>
          </table:table-cell>
          <table:table-cell table:style-name="ce1" office:value-type="float" office:value="0.000011826">
            <text:p>1.18E-005</text:p>
          </table:table-cell>
          <table:table-cell office:value-type="float" office:value="-0.0005072">
            <text:p>-0.0005072</text:p>
          </table:table-cell>
          <table:table-cell table:style-name="ce1" office:value-type="float" office:value="0.000032724">
            <text:p>3.27E-005</text:p>
          </table:table-cell>
        </table:table-row>
        <table:table-row table:style-name="ro1">
          <table:table-cell office:value-type="float" office:value="0.0023086">
            <text:p>0.0023086</text:p>
          </table:table-cell>
          <table:table-cell table:style-name="ce1" office:value-type="float" office:value="0.000011987">
            <text:p>1.20E-005</text:p>
          </table:table-cell>
          <table:table-cell office:value-type="float" office:value="-0.00051603">
            <text:p>-0.00051603</text:p>
          </table:table-cell>
          <table:table-cell table:style-name="ce1" office:value-type="float" office:value="0.000027141">
            <text:p>2.71E-0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A2] - [.C2]" office:value-type="float" office:value="0.00230519">
            <text:p>0.00230519</text:p>
          </table:table-cell>
          <table:table-cell table:number-columns-repeated="3"/>
        </table:table-row>
        <table:table-row table:style-name="ro1">
          <table:table-cell table:formula="of:=[.A3] - [.C3]" office:value-type="float" office:value="0.00247949">
            <text:p>0.00247949</text:p>
          </table:table-cell>
          <table:table-cell table:number-columns-repeated="3"/>
        </table:table-row>
        <table:table-row table:style-name="ro1">
          <table:table-cell table:formula="of:=[.A4] - [.C4]" office:value-type="float" office:value="0.00260462">
            <text:p>0.00260462</text:p>
          </table:table-cell>
          <table:table-cell table:number-columns-repeated="3"/>
        </table:table-row>
        <table:table-row table:style-name="ro1">
          <table:table-cell table:formula="of:=[.A5] - [.C5]" office:value-type="float" office:value="0.00267188">
            <text:p>0.00267188</text:p>
          </table:table-cell>
          <table:table-cell table:number-columns-repeated="3"/>
        </table:table-row>
        <table:table-row table:style-name="ro1">
          <table:table-cell table:formula="of:=[.A6] - [.C6]" office:value-type="float" office:value="0.00275492">
            <text:p>0.00275492</text:p>
          </table:table-cell>
          <table:table-cell table:number-columns-repeated="3"/>
        </table:table-row>
        <table:table-row table:style-name="ro1">
          <table:table-cell table:formula="of:=[.A7] - [.C7]" office:value-type="float" office:value="0.00272131">
            <text:p>0.00272131</text:p>
          </table:table-cell>
          <table:table-cell table:number-columns-repeated="3"/>
        </table:table-row>
        <table:table-row table:style-name="ro1">
          <table:table-cell table:formula="of:=[.A8] - [.C8]" office:value-type="float" office:value="0.00275606">
            <text:p>0.00275606</text:p>
          </table:table-cell>
          <table:table-cell table:number-columns-repeated="3"/>
        </table:table-row>
        <table:table-row table:style-name="ro1">
          <table:table-cell table:formula="of:=[.A9] - [.C9]" office:value-type="float" office:value="0.00282832">
            <text:p>0.00282832</text:p>
          </table:table-cell>
          <table:table-cell table:number-columns-repeated="3"/>
        </table:table-row>
        <table:table-row table:style-name="ro1">
          <table:table-cell table:formula="of:=[.A10] - [.C10]" office:value-type="float" office:value="0.0028339">
            <text:p>0.0028339</text:p>
          </table:table-cell>
          <table:table-cell table:number-columns-repeated="3"/>
        </table:table-row>
        <table:table-row table:style-name="ro1">
          <table:table-cell table:formula="of:=[.A11] - [.C11]" office:value-type="float" office:value="0.00282463">
            <text:p>0.0028246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formula="of:=ABS(AVERAGE([.A14:.A23]) * (180 / 3.14159)) / 2" office:value-type="float" office:value="0.0767200303031267">
            <text:p>0.0767200303</text:p>
          </table:table-cell>
          <table:table-cell table:number-columns-repeated="3"/>
        </table:table-row>
      </table:table>
      <table:table table:name="Joint 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 +</text:p>
          </table:table-cell>
          <table:table-cell office:value-type="string">
            <text:p>STD +</text:p>
          </table:table-cell>
          <table:table-cell office:value-type="string">
            <text:p>Mean -</text:p>
          </table:table-cell>
          <table:table-cell office:value-type="string">
            <text:p>STD -</text:p>
          </table:table-cell>
        </table:table-row>
        <table:table-row table:style-name="ro1">
          <table:table-cell office:value-type="float" office:value="0.099998">
            <text:p>0.099998</text:p>
          </table:table-cell>
          <table:table-cell table:style-name="ce1" office:value-type="float" office:value="6.9739E-017">
            <text:p>6.97E-017</text:p>
          </table:table-cell>
          <table:table-cell office:value-type="float" office:value="0.099993">
            <text:p>0.099993</text:p>
          </table:table-cell>
          <table:table-cell table:style-name="ce1" office:value-type="float" office:value="1.1158E-016">
            <text:p>1.12E-01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style-name="ce1" office:value-type="float" office:value="1.8132E-016">
            <text:p>1.81E-016</text:p>
          </table:table-cell>
          <table:table-cell office:value-type="float" office:value="0.09997">
            <text:p>0.09997</text:p>
          </table:table-cell>
          <table:table-cell table:style-name="ce1" office:value-type="float" office:value="8.369E-017">
            <text:p>8.37E-01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style-name="ce1" office:value-type="float" office:value="1.8132E-016">
            <text:p>1.81E-016</text:p>
          </table:table-cell>
          <table:table-cell office:value-type="float" office:value="0.099992">
            <text:p>0.099992</text:p>
          </table:table-cell>
          <table:table-cell table:style-name="ce1" office:value-type="float" office:value="2.7895E-017">
            <text:p>2.79E-017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table:style-name="ce1" office:value-type="float" office:value="1.2553E-016">
            <text:p>1.26E-016</text:p>
          </table:table-cell>
          <table:table-cell office:value-type="float" office:value="0.099971">
            <text:p>0.099971</text:p>
          </table:table-cell>
          <table:table-cell table:style-name="ce1" office:value-type="float" office:value="6.9739E-017">
            <text:p>6.97E-01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style-name="ce1" office:value-type="float" office:value="9.7634E-017">
            <text:p>9.76E-017</text:p>
          </table:table-cell>
          <table:table-cell office:value-type="float" office:value="0.099965">
            <text:p>0.099965</text:p>
          </table:table-cell>
          <table:table-cell table:style-name="ce1" office:value-type="float" office:value="9.7634E-017">
            <text:p>9.76E-017</text:p>
          </table:table-cell>
        </table:table-row>
        <table:table-row table:style-name="ro1">
          <table:table-cell office:value-type="float" office:value="0.099995">
            <text:p>0.099995</text:p>
          </table:table-cell>
          <table:table-cell table:style-name="ce1" office:value-type="float" office:value="2.0922E-016">
            <text:p>2.09E-016</text:p>
          </table:table-cell>
          <table:table-cell office:value-type="float" office:value="0.099976">
            <text:p>0.099976</text:p>
          </table:table-cell>
          <table:table-cell table:style-name="ce1" office:value-type="float" office:value="1.2552E-016">
            <text:p>1.26E-016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table:style-name="ce1" office:value-type="float" office:value="2.0922E-016">
            <text:p>2.09E-016</text:p>
          </table:table-cell>
          <table:table-cell office:value-type="float" office:value="0.099975">
            <text:p>0.099975</text:p>
          </table:table-cell>
          <table:table-cell table:style-name="ce1" office:value-type="float" office:value="5.5788E-017">
            <text:p>5.58E-017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table:style-name="ce1" office:value-type="float" office:value="6.9739E-017">
            <text:p>6.97E-017</text:p>
          </table:table-cell>
          <table:table-cell office:value-type="float" office:value="0.099978">
            <text:p>0.099978</text:p>
          </table:table-cell>
          <table:table-cell table:style-name="ce1" office:value-type="float" office:value="4.1843E-017">
            <text:p>4.18E-017</text:p>
          </table:table-cell>
        </table:table-row>
        <table:table-row table:style-name="ro1">
          <table:table-cell office:value-type="float" office:value="0.10002">
            <text:p>0.10002</text:p>
          </table:table-cell>
          <table:table-cell table:style-name="ce1" office:value-type="float" office:value="1.3948E-017">
            <text:p>1.39E-017</text:p>
          </table:table-cell>
          <table:table-cell office:value-type="float" office:value="0.099986">
            <text:p>0.099986</text:p>
          </table:table-cell>
          <table:table-cell table:style-name="ce1" office:value-type="float" office:value="0.0000006126">
            <text:p>6.13E-007</text:p>
          </table:table-cell>
        </table:table-row>
        <table:table-row table:style-name="ro1">
          <table:table-cell office:value-type="float" office:value="0.099998">
            <text:p>0.099998</text:p>
          </table:table-cell>
          <table:table-cell table:style-name="ce1" office:value-type="float" office:value="0.00000012963">
            <text:p>1.30E-007</text:p>
          </table:table-cell>
          <table:table-cell office:value-type="float" office:value="0.099989">
            <text:p>0.099989</text:p>
          </table:table-cell>
          <table:table-cell table:style-name="ce1" office:value-type="float" office:value="5.5791E-017">
            <text:p>5.58E-01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A2] - [.C2]" office:value-type="float" office:value="0.00000499999999999112">
            <text:p>0.000005</text:p>
          </table:table-cell>
          <table:table-cell table:number-columns-repeated="3"/>
        </table:table-row>
        <table:table-row table:style-name="ro1">
          <table:table-cell table:formula="of:=[.A3] - [.C3]" office:value-type="float" office:value="0.0000300000000000022">
            <text:p>0.00003</text:p>
          </table:table-cell>
          <table:table-cell table:number-columns-repeated="3"/>
        </table:table-row>
        <table:table-row table:style-name="ro1">
          <table:table-cell table:formula="of:=[.A4] - [.C4]" office:value-type="float" office:value="0.000008000000000008">
            <text:p>0.000008</text:p>
          </table:table-cell>
          <table:table-cell table:number-columns-repeated="3"/>
        </table:table-row>
        <table:table-row table:style-name="ro1">
          <table:table-cell table:formula="of:=[.A5] - [.C5]" office:value-type="float" office:value="0.0000390000000000112">
            <text:p>0.000039</text:p>
          </table:table-cell>
          <table:table-cell table:number-columns-repeated="3"/>
        </table:table-row>
        <table:table-row table:style-name="ro1">
          <table:table-cell table:formula="of:=[.A6] - [.C6]" office:value-type="float" office:value="0.0000350000000000072">
            <text:p>0.000035</text:p>
          </table:table-cell>
          <table:table-cell table:number-columns-repeated="3"/>
        </table:table-row>
        <table:table-row table:style-name="ro1">
          <table:table-cell table:formula="of:=[.A7] - [.C7]" office:value-type="float" office:value="0.0000190000000000051">
            <text:p>0.000019</text:p>
          </table:table-cell>
          <table:table-cell table:number-columns-repeated="3"/>
        </table:table-row>
        <table:table-row table:style-name="ro1">
          <table:table-cell table:formula="of:=[.A8] - [.C8]" office:value-type="float" office:value="0.0000350000000000072">
            <text:p>0.000035</text:p>
          </table:table-cell>
          <table:table-cell table:number-columns-repeated="3"/>
        </table:table-row>
        <table:table-row table:style-name="ro1">
          <table:table-cell table:formula="of:=[.A9] - [.C9]" office:value-type="float" office:value="0.0000320000000000042">
            <text:p>0.000032</text:p>
          </table:table-cell>
          <table:table-cell table:number-columns-repeated="3"/>
        </table:table-row>
        <table:table-row table:style-name="ro1">
          <table:table-cell table:formula="of:=[.A10] - [.C10]" office:value-type="float" office:value="0.0000340000000000201">
            <text:p>0.000034</text:p>
          </table:table-cell>
          <table:table-cell table:number-columns-repeated="3"/>
        </table:table-row>
        <table:table-row table:style-name="ro1">
          <table:table-cell table:formula="of:=[.A11] - [.C11]" office:value-type="float" office:value="0.00000899999999999512">
            <text:p>0.00000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formula="of:=ABS(AVERAGE([.A14:.A23]) * (180 / 3.14159)) / 2" office:value-type="float" office:value="0.000704738683278361">
            <text:p>0.0007047387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2/28/2017</text:date>, <text:time>16:3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05:04.36</meta:creation-date>
    <dc:date>2017-02-28T16:32:51.91</dc:date>
    <meta:editing-duration>PT1H40M14S</meta:editing-duration>
    <meta:editing-cycles>14</meta:editing-cycles>
    <meta:generator>OpenOffice/4.1.2$Win32 OpenOffice.org_project/412m3$Build-9782</meta:generator>
    <meta:document-statistic meta:table-count="3" meta:cell-count="165" meta:object-count="0"/>
  </office:meta>
</office:document-meta>
</file>